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5.265cm" style:rel-column-width="22293*"/>
    </style:style>
    <style:style style:name="Tabela2.B" style:family="table-column">
      <style:table-column-properties style:column-width="1.058cm" style:rel-column-width="4481*"/>
    </style:style>
    <style:style style:name="Tabela2.C" style:family="table-column">
      <style:table-column-properties style:column-width="1.217cm" style:rel-column-width="5153*"/>
    </style:style>
    <style:style style:name="Tabela2.D" style:family="table-column">
      <style:table-column-properties style:column-width="1.111cm" style:rel-column-width="4705*"/>
    </style:style>
    <style:style style:name="Tabela2.E" style:family="table-column">
      <style:table-column-properties style:column-width="1.376cm" style:rel-column-width="5825*"/>
    </style:style>
    <style:style style:name="Tabela2.F" style:family="table-column">
      <style:table-column-properties style:column-width="1.852cm" style:rel-column-width="7841*"/>
    </style:style>
    <style:style style:name="Tabela2.G" style:family="table-column">
      <style:table-column-properties style:column-width="1.667cm" style:rel-column-width="7057*"/>
    </style:style>
    <style:style style:name="Tabela2.H" style:family="table-column">
      <style:table-column-properties style:column-width="1.931cm" style:rel-column-width="8180*"/>
    </style:style>
    <style:style style:name="Tabela2.1" style:family="table-row">
      <style:table-row-properties style:min-row-height="0.873cm"/>
    </style:style>
    <style:style style:name="Tabela2.A1" style:family="table-cell" style:data-style-name="N5100">
      <style:table-cell-properties fo:background-color="#e6e6ff" fo:padding="0cm" fo:border-left="0.002cm solid #800000" fo:border-right="none" fo:border-top="0.002cm solid #800000" fo:border-bottom="0.002cm solid #800000" style:writing-mode="tb-rl">
        <style:background-image/>
      </style:table-cell-properties>
    </style:style>
    <style:style style:name="Tabela2.B1" style:family="table-cell" style:data-style-name="N5100">
      <style:table-cell-properties fo:background-color="#e6e6ff" fo:padding="0cm" fo:border-left="0.002cm solid #800000" fo:border-right="none" fo:border-top="0.002cm solid #800000" fo:border-bottom="0.002cm solid #800000">
        <style:background-image/>
      </style:table-cell-properties>
    </style:style>
    <style:style style:name="Tabela2.H1" style:family="table-cell" style:data-style-name="N5100">
      <style:table-cell-properties fo:background-color="#e6e6ff" fo:padding="0cm" fo:border="0.002cm solid #800000">
        <style:background-image/>
      </style:table-cell-properties>
    </style:style>
    <style:style style:name="Tabela2.A2" style:family="table-cell" style:data-style-name="N5100">
      <style:table-cell-properties fo:background-color="#e6e6ff" fo:padding="0cm" fo:border-left="0.002cm solid #800000" fo:border-right="none" fo:border-top="none" fo:border-bottom="0.002cm solid #800000">
        <style:background-image/>
      </style:table-cell-properties>
    </style:style>
    <style:style style:name="Tabela2.B2" style:family="table-cell">
      <style:table-cell-properties fo:background-color="#ffffff" fo:padding="0cm" fo:border-left="0.002cm solid #800000" fo:border-right="none" fo:border-top="none" fo:border-bottom="0.002cm solid #800000">
        <style:background-image/>
      </style:table-cell-properties>
    </style:style>
    <style:style style:name="Tabela2.H2" style:family="table-cell">
      <style:table-cell-properties fo:background-color="#ffffff" fo:padding="0cm" fo:border-left="0.002cm solid #800000" fo:border-right="0.002cm solid #800000" fo:border-top="none" fo:border-bottom="0.002cm solid #800000">
        <style:background-image/>
      </style:table-cell-properties>
    </style:style>
    <style:style style:name="Tabela2.D3" style:family="table-cell" style:data-style-name="N5000">
      <style:table-cell-properties fo:background-color="#ffffff" fo:padding="0cm" fo:border-left="0.002cm solid #800000" fo:border-right="none" fo:border-top="none" fo:border-bottom="0.002cm solid #800000">
        <style:background-image/>
      </style:table-cell-properties>
    </style:style>
    <style:style style:name="Tabela2.H3" style:family="table-cell" style:data-style-name="N50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Standard">
      <style:paragraph-properties fo:line-height="150%" fo:text-align="center" style:justify-single-word="false"/>
      <style:text-properties fo:font-size="14pt" style:font-size-asian="14pt"/>
    </style:style>
    <style:style style:name="P2" style:family="paragraph" style:parent-style-name="Standard">
      <style:paragraph-properties fo:line-height="150%" fo:text-align="center" style:justify-single-word="false" style:snap-to-layout-gri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4" style:family="paragraph" style:parent-style-name="Standard">
      <style:paragraph-properties style:line-height-at-least="0.176cm" fo:text-align="justify" style:justify-single-word="false" style:snap-to-layout-grid="false"/>
    </style:style>
    <style:style style:name="P5" style:family="paragraph" style:parent-style-name="Table_20_Contents">
      <style:paragraph-properties fo:text-align="center" style:justify-single-word="false" style:snap-to-layout-grid="false"/>
      <style:text-properties fo:font-size="14pt" style:font-size-asian="14pt"/>
    </style:style>
    <style:style style:name="P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arágrafo_20_1">
      <style:paragraph-properties fo:break-before="page"/>
    </style:style>
    <style:style style:name="P13" style:family="paragraph" style:parent-style-name="Text_20_body">
      <style:paragraph-properties fo:margin-left="0cm" fo:margin-right="0cm" fo:margin-top="0cm" fo:margin-bottom="0.499cm" fo:text-indent="0cm" style:auto-text-indent="false"/>
      <style:text-properties style:font-name="Times" fo:font-size="12pt"/>
    </style:style>
    <style:style style:name="P14"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5"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6" style:family="paragraph" style:parent-style-name="Heading_20_1">
      <style:paragraph-properties>
        <style:tab-stops>
          <style:tab-stop style:position="0.499cm"/>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break-before="page">
        <style:tab-stops>
          <style:tab-stop style:position="0.499cm"/>
        </style:tab-stops>
      </style:paragraph-properties>
    </style:style>
    <style:style style:name="P19" style:family="paragraph" style:parent-style-name="Heading_20_1" style:master-page-name="Converter_20_1">
      <style:paragraph-properties style:page-number="3">
        <style:tab-stops>
          <style:tab-stop style:position="0.499cm"/>
        </style:tab-stops>
      </style:paragraph-properties>
    </style:style>
    <style:style style:name="P20" style:family="paragraph" style:parent-style-name="Heading_20_1">
      <style:paragraph-properties fo:margin-left="0.499cm" fo:margin-right="0cm" fo:text-indent="-0.499cm" style:auto-text-indent="false" fo:break-before="page">
        <style:tab-stops>
          <style:tab-stop style:position="0.499cm"/>
        </style:tab-stops>
      </style:paragraph-properties>
    </style:style>
    <style:style style:name="P21" style:family="paragraph" style:parent-style-name="Heading_20_2">
      <style:paragraph-properties fo:margin-left="0cm" fo:margin-right="0cm" fo:text-indent="0cm" style:auto-text-indent="false"/>
    </style:style>
    <style:style style:name="P22" style:family="paragraph" style:parent-style-name="Contents_20_1">
      <style:paragraph-properties>
        <style:tab-stops>
          <style:tab-stop style:position="15.501cm" style:type="right" style:leader-style="dotted" style:leader-text="."/>
        </style:tab-stops>
      </style:paragraph-properties>
    </style:style>
    <style:style style:name="P23" style:family="paragraph" style:parent-style-name="Parágrafo_20_1" style:list-style-name="L1"/>
    <style:style style:name="P24" style:family="paragraph" style:parent-style-name="Parágrafo_20_1">
      <style:paragraph-properties>
        <style:tab-stops>
          <style:tab-stop style:position="0.499cm"/>
        </style:tab-stops>
      </style:paragraph-properties>
    </style:style>
    <style:style style:name="P25" style:family="paragraph" style:parent-style-name="Parágrafo_20_1" style:list-style-name="L2">
      <style:paragraph-properties>
        <style:tab-stops>
          <style:tab-stop style:position="0.499cm"/>
        </style:tab-stops>
      </style:paragraph-properties>
    </style:style>
    <style:style style:name="P26" style:family="paragraph" style:parent-style-name="Parágrafo_20_1" style:list-style-name="L6"/>
    <style:style style:name="P27" style:family="paragraph" style:parent-style-name="Parágrafo_20_1">
      <style:text-properties fo:font-style="italic" style:font-style-asian="italic" style:font-style-complex="italic"/>
    </style:style>
    <style:style style:name="P28" style:family="paragraph" style:parent-style-name="Parágrafo_20_1">
      <style:paragraph-properties fo:margin-left="0cm" fo:margin-right="0cm" fo:text-indent="1.251cm" style:auto-text-indent="false"/>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color="#000000"/>
    </style:style>
    <style:style style:name="T10"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5000" number:language="pt" number:country="BR">
      <number:number number:min-integer-digits="1"/>
    </number:number-style>
    <number:text-style style:name="N5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2">Bacharelado em Ciência da Computação</text:p>
          </table:table-cell>
          <table:covered-table-cell/>
        </table:table-row>
        <table:table-row table:style-name="Tabela1.2">
          <table:table-cell table:style-name="Tabela1.A2" table:number-columns-spanned="2" office:value-type="string">
            <text:p text:style-name="P2">Faculdades Integradas de Caratinga</text:p>
            <text:p text:style-name="P1"><text:bookmark-start text:name="WWSetBkmk1"/><text:bookmark-end text:name="WWSetBkmk1"/></text:p>
          </table:table-cell>
          <table:covered-table-cell/>
        </table:table-row>
        <table:table-row table:style-name="Tabela1.3">
          <table:table-cell table:style-name="Tabela1.A3" table:number-columns-spanned="2" office:value-type="string">
            <text:p text:style-name="P5">Gabriel Antonio Diniz</text:p>
          </table:table-cell>
          <table:covered-table-cell/>
        </table:table-row>
        <table:table-row table:style-name="Tabela1.4">
          <table:table-cell table:style-name="Tabela1.A1" table:number-columns-spanned="2" office:value-type="string">
            <text:p text:style-name="P3">Processamento de dados em larga escala usando MapReduce para as Olimpíadas 2012</text:p>
          </table:table-cell>
          <table:covered-table-cell/>
        </table:table-row>
        <table:table-row table:style-name="Tabela1.5">
          <table:table-cell table:style-name="Tabela1.A1" office:value-type="string">
            <text:p text:style-name="P4"/>
          </table:table-cell>
          <table:table-cell table:style-name="Tabela1.A1" office:value-type="string">
            <text:p text:style-name="P4">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2">FIC/CARATINGA</text:p>
            <text:p text:style-name="P1">2012</text:p>
          </table:table-cell>
          <table:covered-table-cell/>
        </table:table-row>
      </table:table>
      <text:section text:style-name="Sect1" text:name="Seção1">
        <text:p text:style-name="Contents_20_Heading"><text:soft-page-break/>SUMÁRIO</text:p>
      </text:section>
      <text:section text:style-name="Sect2" text:name="Seção3">
        <text:table-of-content text:style-name="Sect3" text:protected="true" text:name="Sumári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1. RESUMO<text:tab/>3</text:p>
            <text:p text:style-name="P22">2. INTRODUÇÃO<text:tab/>4</text:p>
            <text:p text:style-name="P22">3. JUSTIFICATIVA<text:tab/>6</text:p>
            <text:p text:style-name="P22">4. APRESENTAÇÃO E DELIMITAÇÃO DO OBJETO DE PESQUISA<text:tab/>7</text:p>
            <text:p text:style-name="P22">5. DEFINIÇÃO DO PROBLEMA DE PESQUISA<text:tab/>8</text:p>
            <text:p text:style-name="P22">6. OBJETIVO GERAL<text:tab/>9</text:p>
            <text:p text:style-name="P22">7. OBJETIVOS ESPECÍFICOS<text:tab/>10</text:p>
            <text:p text:style-name="P22">8. REFERENCIAL TEÓRICO<text:tab/>11</text:p>
            <text:p text:style-name="P22">9. METODOLOGIA<text:tab/>14</text:p>
            <text:p text:style-name="P22">10. ÍNDICE HIPOTÉTICO<text:tab/>16</text:p>
            <text:p text:style-name="P22">11. CRONOGRAMA<text:tab/>17</text:p>
            <text:p text:style-name="P22">12. REFERÊNCIAS<text:tab/>18</text:p>
          </text:index-body>
        </text:table-of-content>
        <text:p text:style-name="Standard"/>
      </text:section>
      <text:h text:style-name="P19" text:outline-level="1">RESUMO</text:h>
      <text:p text:style-name="Parágrafo_20_1">Com o crescimento da Web 2.0, pode-se observar uma quantidade cada vez maior de dados circulando pela <text:span text:style-name="T5">internet</text:span>. Comparados com os sistemas presentes na <text:span text:style-name="T5">web</text:span> no inicio da década de 2000, as redes sociais, mecanismos de busca, portais de notícia, entre outros serviços web da atualidade, possuem um volume de tráfego e armazenamento de dados enorme. As grandes bases de dados desses sistemas são conhecidas como <text:span text:style-name="T5">Big Data</text:span> <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2T0hlLhjJ4"/>(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2T0hlLhjJ4"/><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text:span text:style-name="T5">Big Data</text:span> <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aTmwOjcUux"/><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aTmwOjcUux"/>⁠. O objetivo desse trabalho é analisar algumas dessas soluções. <text:s/></text:p>
      <text:p text:style-name="Parágrafo_20_1">Pretende-se usar o modelo de processamento distribuído de dados <text:span text:style-name="T5">MapReduce</text:span> desenvolvido pela Google, através da implementação de condigo fonte aberto desse modelo: o Hadoop.</text:p>
      <text:p text:style-name="Parágrafo_20_1">Serão analisados dados a respeito das olimpíadas de Londres 2012 provenientes do Twitter, que é a ferramenta de micro blogs mais utilizada na atualidade <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1iPVaDOzlb"/><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1iPVaDOzlb"/>⁠, coletando esses dados a partir das publicações dos usuários do serviço. A escolha das olimpíadas se deve ao fato da grande repercussão desse evento esportivo na mídia mundial e consequentemente no Twitter. A parir desses dados pode-se obter informações do tipo: tópicos mais comentados, usuários mais influentes, períodos onde mais se comentou determinados assuntos, além de dados a respeito do desempenho do Hadoop nessas tarefas.</text:p>
      <text:p text:style-name="Parágrafo_20_1">Assim espera-se demonstrar a possibilidade do uso do Hadoop para análise de dados provenientes de redes sociais, gerando dados estatísticos sobre a repercussão de determinado assunto nesses meios de comunicação.</text:p>
      <text:p text:style-name="Parágrafo_20_1"/>
      <text:h text:style-name="P18"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En5EVqZDas"/><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En5EVqZDas"/>⁠.</text:p>
      <text:p text:style-name="Parágrafo_20_1">Uma das soluções encontradas foi o modelo de programação chamado <text:span text:style-name="T5">MapReduce</text:span>, desenvolvido pela Google. Esse modelo possibilita se trabalhar com processamento paralelo de dados, abstraindo todas as rotinas que cuidam do paralelismo do processamento, deixando para o desenvolvedor cuidar apenas da tarefa propriamente dia. A forma como o <text:span text:style-name="T5">MapReduce</text:span> faz isso será abordada nas próximas seções desse trabalho. </text:p>
      <text:p text:style-name="Parágrafo_20_1">Baseado no <text:span text:style-name="T5">MapReduce</text:span> a Google otimizou o processamento de dados em vários de seus serviços chegando a processar mais de 20 <text:span text:style-name="T6">petabytes</text:span><text:span text:style-name="T8"><text:note text:id="ftn1" text:note-class="footnote"><text:note-citation>1</text:note-citation><text:note-body><text:p text:style-name="Footnote">1 Petabyte equivale a 1024 Terabytes (http://dictionary.reference.com/browse/petabyte)</text:p></text:note-body></text:note></text:span> de dados por dia nos seus <text:span text:style-name="T5">data centers </text:span><text:reference-mark-start text:name="ADDIN CSL_CITATION {&quot;mendeley&quot;: {&quot;previouslyFormattedCitation&quot;: &quot;(Dean &amp; Ghemawat 2008a)&quot;, &quot;manualFormatting&quot;: &quot;(Dean &amp; Ghemawat 2008)&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M47lnkFh"/><text:span text:style-name="T3">(Dean &amp; Ghemawat 2008)</text:span><text:reference-mark-end text:name="ADDIN CSL_CITATION {&quot;mendeley&quot;: {&quot;previouslyFormattedCitation&quot;: &quot;(Dean &amp; Ghemawat 2008a)&quot;, &quot;manualFormatting&quot;: &quot;(Dean &amp; Ghemawat 2008)&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M47lnkFh"/>⁠. A implementação do <text:span text:style-name="T5">MapReduce</text:span> da Google não possui código fonte aberto, e não está disponível para outros usos fora da empresa, porém com base na publicação de Jeffrey Dean e Sanjay Ghemawat sobre o modelo <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iGQ7m0KB06"/><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iGQ7m0KB06"/>⁠, outras implementações <text:span text:style-name="T5">open source</text:span> do <text:span text:style-name="T5">MapReduce</text:span> foram surgindo e ganhando força na comunidade de software livre. </text:p>
      <text:p text:style-name="Parágrafo_20_1">A mais difundida dessas implementações é o Hadoop, que foi desenvolvido em 2004 por Doug Cutting e recebeu apoio de empresas como Yahoo!, e também <text:s/>da comunidade acadêmica. O Hadoop implementa o modelo <text:span text:style-name="T5">MapReduce</text:span> de forma análoga a do Google, facilitando o trabalho do desenvolvedor. Desde janeiro de 2008 o Hadoop é mantido pela <text:span text:style-name="T5">Apache Software Foudation</text:span>. <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mEusSQj2dJ"/><text:span text:style-name="T1">(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mEusSQj2dJ"/>⁠. </text:p>
      <text:p text:style-name="Parágrafo_20_1">As duas implementações do modelo <text:span text:style-name="T5">MapReduce</text:span><text:span text:style-name="T7"> foram construídas de forma que seja possível usar hardware de baixo poder de processamento, e consequentemente de custo baixo. Apenas aumentando o numero de máquinas que executam as tarefas, garante-se que o desempenho também aumente. Utilizando maior quantidade de maquinas, pode-se ter uma maior distribuição dos dados, assim se uma máquina falhar, diminui-se a possibilidade de perda de dados, e diminui também o impacto no desempenho geral do </text:span><text:soft-page-break/><text:span text:style-name="T7">conjunto </text:span><text:reference-mark-start text:name="ADDIN CSL_CITATION {&quot;mendeley&quot;: {&quot;previouslyFormattedCitation&quot;: &quot;(Taylor 2010; Dean &amp; Ghemawat 2008b)&quot;, &quot;manualFormatting&quot;: &quot;(Taylor 2010; Dean &amp; Ghemawat 2008)&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vvUHzc3mMI"/><text:span text:style-name="T2">(Taylor 2010; Dean &amp; Ghemawat 2008)</text:span><text:reference-mark-end text:name="ADDIN CSL_CITATION {&quot;mendeley&quot;: {&quot;previouslyFormattedCitation&quot;: &quot;(Taylor 2010; Dean &amp; Ghemawat 2008b)&quot;, &quot;manualFormatting&quot;: &quot;(Taylor 2010; Dean &amp; Ghemawat 2008)&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vvUHzc3mMI"/><text:span text:style-name="T7">⁠.</text:span></text:p>
      <text:p text:style-name="Parágrafo_20_1">Tanto o <text:span text:style-name="T5">MapReduce</text:span> do Google quanto o Hadoop são construídos sobre um sistema de arquivos distribuído, que cuida da parte de replicação dos dados e da tolerância a falhas. Na implementação do Google ele é chamado de GFS (<text:span text:style-name="T5">Google File System</text:span>), e no Hadoop de HDFS (<text:span text:style-name="T5">Hadoop Distributed File System</text:span>).</text:p>
      <text:p text:style-name="Parágrafo_20_1">Outro importante projeto mantido pela Apache é o Hbase, que é um banco de dados não relacional distribuído e tolerante a falhas, baseado no Hadoop. O Hbase possibilita acesso em tempo real de leitura e escrita aos dados armazenados no HDFS. Apesar de não possuir uma linguagem nativa para consultas aos dados como o SQL, o Hbase possui integração com os projetos Hive e Hbql que permitem acesso de consulta e inserção em suas tabelas <text:reference-mark-start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article-journal&quot;, &quot;id&quot;: &quot;ITEM-1&quot;}}], &quot;properties&quot;: {&quot;noteIndex&quot;: 0}, &quot;schema&quot;: &quot;https://github.com/citation-style-language/schema/raw/master/csl-citation.json&quot;} RNDU5ZvCLvXXw"/><text:span text:style-name="T1">(George 2011)</text:span><text:reference-mark-end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article-journal&quot;, &quot;id&quot;: &quot;ITEM-1&quot;}}], &quot;properties&quot;: {&quot;noteIndex&quot;: 0}, &quot;schema&quot;: &quot;https://github.com/citation-style-language/schema/raw/master/csl-citation.json&quot;} RNDU5ZvCLvXXw"/>⁠.</text:p>
      <text:p text:style-name="Parágrafo_20_1">Assim como o Hbase, existem outros bancos de dados baseados no <text:span text:style-name="T5">MapReduce</text:span><text:span text:style-name="T7"> como o projeto que deu origem a ele, o Google BigTable que é construído sobre o GFS e o HadoopDB que é uma forma híbrida do Hadoop</text:span><text:span text:style-name="T5"> </text:span><text:span text:style-name="T7">com o banco de dados relacional PostgreSQL </text:span><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dKBXCexvgb"/><text:span text:style-name="T2">(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dKBXCexvgb"/><text:span text:style-name="T7">⁠. Existem também outras alternativas que não são baseadas no Hadoop, mas são baseadas no conceito do Google BigTable, como os projetos HyperTable e Cassandra. E existem ainda outros bancos de dados não relacionais como o Redis, MongoDB, CouchDB, Neo4J, Voldemort, Dynamo, entre muitos outros</text:span><text:reference-mark-start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EbXjtWLwJi"/><text:span text:style-name="T2">(De Diana &amp; Gerosa 2010)</text:span><text:reference-mark-end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EbXjtWLwJi"/><text:span text:style-name="T7">⁠. Entretanto, como não têm ligação com Hadoop ou </text:span><text:span text:style-name="T5">MapReduce</text:span><text:span text:style-name="T7">, serão abordados apenas superficialmente nesse trabalho.</text:span></text:p>
      <text:p text:style-name="Parágrafo_20_1"/>
      <text:h text:style-name="P15" text:outline-level="1"/>
      <text:h text:style-name="P18" text:outline-level="1">JUSTIFICATIVA</text:h>
      <text:p text:style-name="Parágrafo_20_1">Este trabalho visa estudar a implantação de forma distribuída do modelo MapReduce, através de sua implementação <text:span text:style-name="T5">open source, </text:span><text:span text:style-name="T7">o </text:span>Hadoop, para análise estatística de dados coletados do Twitter. Assim busca-se facilitar futuras pesquisas que necessitem utilizar essa mesma arquitetura para processamento de dados.</text:p>
      <text:p text:style-name="Parágrafo_20_1">Esse trabalho também auxiliará futuras pesquisas como fonte de referencias em português sobre os temas abordados, já que a maior parte dos trabalhos acadêmicos na área são escritos em inglês.</text:p>
      <text:p text:style-name="Parágrafo_20_1"/>
      <text:h text:style-name="P18" text:outline-level="1">APRESENTAÇÃO E DELIMITAÇÃO DO OBJETO DE PESQUISA</text:h>
      <text:p text:style-name="Parágrafo_20_1">O objeto de pesquisa desse trabalho é o uso do Hadoop para aná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12"/>
      <text:h text:style-name="P16" text:outline-level="1">DEFINIÇÃO DO PROBLEMA DE PESQUISA</text:h>
      <text:p text:style-name="Parágrafo_20_1">É possível utilizar o Hadoop para obter informações estatísticas a partir de dados coletados do Twitter?</text:p>
      <text:h text:style-name="P18" text:outline-level="1">OBJETIVO GERAL</text:h>
      <text:p text:style-name="Parágrafo_20_1">Propor uma arquitetura para lidar com aplicações que utilizem Big Data (aquisição, processamento, análise e visualização dos dados) utilizando o Hadoop. Os dados serão provenientes dos comentários feitos no Twitter a respeito das olimpíadas de Londres, e serão coletados utilizando a API disponibilizada pelo serviço de micro blogs.</text:p>
      <text:p text:style-name="Parágrafo_20_1"/>
      <text:h text:style-name="P18" text:outline-level="1">OBJETIVOS ESPECÍFICOS</text:h>
      <text:list xml:id="list461303971" text:style-name="L1">
        <text:list-item>
          <text:p text:style-name="P23">Estudar a implantação e configuração do Hadoop e do Hbase.</text:p>
        </text:list-item>
        <text:list-item>
          <text:p text:style-name="P23">Utilizar a API do Twitter para criar um sistema de coleta de dados.</text:p>
        </text:list-item>
        <text:list-item>
          <text:p text:style-name="P23">Armazenar os dados coletados em uma estrutura temporária até que a estrutura final <text:s/>que será usada nos testes esteja pronta.</text:p>
        </text:list-item>
        <text:list-item>
          <text:p text:style-name="P23">Instalação e configuração do Hadoop e Hbase.</text:p>
        </text:list-item>
        <text:list-item>
          <text:p text:style-name="P23">Migração dos dados para a estrutura final.</text:p>
        </text:list-item>
        <text:list-item>
          <text:p text:style-name="P23">Processamento dos dados obtidos para se obter informações estatísticas.</text:p>
        </text:list-item>
        <text:list-item>
          <text:p text:style-name="P23">Testes de tolerância à falhas.</text:p>
        </text:list-item>
        <text:list-item>
          <text:p text:style-name="P23">Coleta de dados a respeito do desempenho do Hadoop.</text:p>
        </text:list-item>
        <text:list-item>
          <text:p text:style-name="P23">Disponibilização das informações obtidas na forma de gráficos.</text:p>
        </text:list-item>
      </text:list>
      <text:h text:style-name="P17" text:outline-level="1">REFERENCIAL TEÓRICO</text:h>
      <text:p text:style-name="Parágrafo_20_1">Nas seções a seguir serão abordados os principais assuntos pertinentes ao presente trabalho, fazendo uma contextualização e conceituação dos tópicos mais importantes dentro de cada assunto.</text:p>
      <text:p text:style-name="Heading_20_2">8.1 Big Data</text:p>
      <text:p text:style-name="Parágrafo_20_1">O conceito principal de <text:span text:style-name="T5">big data</text:span> pode <text:s/>ser definido como: <text:span text:style-name="T5">“Conjunto de dados cujo tamanho está além das capacidades das atuais tecnologias de bancos de dados” </text:span><text:reference-mark-start text:name="ADDIN CSL_CITATION {&quot;mendeley&quot;: {&quot;previouslyFormattedCitation&quot;: &quot;(Thanos et al. 2012)&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Fonoj0AfXh"/><text:span text:style-name="T3">(Thanos et al. 2012)</text:span><text:reference-mark-end text:name="ADDIN CSL_CITATION {&quot;mendeley&quot;: {&quot;previouslyFormattedCitation&quot;: &quot;(Thanos et al. 2012)&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Fonoj0AfXh"/><text:span text:style-name="T7">⁠</text:span>. Isso significa que a partir do momento que uma base de dados atinge um tamanho, ou um nível de complexidade que torna inviável seu gerenciamento pelos modelos clássicos de armazenamento de dados, como o modelo relacional, essa base pode ser considerada <text:span text:style-name="T5">big data.</text:span></text:p>
      <text:p text:style-name="Heading_20_2"><text:span text:style-name="T7">8.1.1 Bancos de dados relacionais e não relacionais</text:span></text:p>
      <text:p text:style-name="P28"><text:span text:style-name="T7">Durante muitos anos o modelo relacional foi amplamente utilizado para armazenamento de dados nos mais variados tipos de sistemas, sendo a base dos SGBD's (Sistemas de Gerencimento de Bancos de Dados) que ainda são líderes de mercado, como MySQL, SQL Server, Oracle, e PostgreSQL. Porém, com o crescimento cada vez maior do volume de dados de alguns sistemas, principalmente dos serviços disponibilizados na </text:span><text:span text:style-name="T5">internet,</text:span><text:span text:style-name="T7"> o modelo relacional passou a não atender totalmente às necessidades desses sistemas, e assim surgiram novos conceitos de armazenamento de dados. Os SGBD's criados seguindo esses novos modelos são chamados de bancos de dados não relacionais, também conhecidos como NoSQL </text:span><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bA1niERg97"/><text:span text:style-name="T2">(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bA1niERg97"/><text:span text:style-name="T7">⁠. </text:span></text:p>
      <text:p text:style-name="P28"><text:span text:style-name="T7">Dentro do universo dos bancos de dados NoSQL vários modelos de armazenamento foram propostos. Dentre eles, De Diana e Gerosa </text:span><text:reference-mark-start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INjp7dLTaf"/><text:span text:style-name="T2">(De Diana &amp; Gerosa 2010)</text:span><text:reference-mark-end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INjp7dLTaf"/><text:span text:style-name="T7">⁠ destacam </text:span><text:soft-page-break/><text:span text:style-name="T7">como os principais:</text:span></text:p>
      <text:list xml:id="list299445016" text:style-name="L6">
        <text:list-item>
          <text:p text:style-name="P26"><text:span text:style-name="T7">Bancos de dados orientados a documentos: onde os documentos armazenados são coleções de atributos, geralmente multi valorados. Esses documentos não possuem esquema fixo, fazendo dos bancos de dados orientados a documentos uma boa opção para armazenar dados semi estruturados.</text:span></text:p>
        </text:list-item>
        <text:list-item>
          <text:p text:style-name="P26"><text:span text:style-name="T7">Armazéns chave-valor: <text:s/>também conhecido como tabelas de </text:span><text:span text:style-name="T5">hash</text:span><text:span text:style-name="T7"> distribuidas, onde os dados são objetos indexados por chaves.</text:span></text:p>
        </text:list-item>
        <text:list-item>
          <text:p text:style-name="P26">Bancos de dados de famílias de colunas: onde ao contrario dos bancos de dados relacionais, onde os registros são escritos no disco de forma contígua, o armazenamento é feito contiguamente por coluna. Por exemplo, se em um banco de dados relacional os dados são armazenados dessa forma: codigo1, nome1; codgo2, nome2; codigo3, nome3; em um banco de dados orientado a famílias de colunas ficaria dessa forma: codigo1, codigo2, codigo3; nome1, nome2, nome3;</text:p>
        </text:list-item>
        <text:list-item>
          <text:p text:style-name="P26">Bancos de dados orientados a grafos: como o próprio nome já diz, utiliza o conceito de grafos como modelo de dados. Representa os dados na forma de grafos dirigidos, dando suporte por exemplo a restrições de integridade referencial.</text:p>
        </text:list-item>
      </text:list>
      <text:p text:style-name="Heading_20_2">8.2 MapReduce</text:p>
      <text:p text:style-name="P28">Os bancos de dados NoSQL resolveram grande parte do problema de armazenamento de dados ao se lidar com <text:span text:style-name="T5">big data, </text:span><text:span text:style-name="T7">isso se deve a algumas características comuns entre eles: distribuído, escalável, ausência de esquema ou esquema flexível, e suporte nativo a replicação </text:span><text:reference-mark-start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CpTzdD0osX"/><text:span text:style-name="T2">(De Diana &amp; Gerosa 2010)</text:span><text:reference-mark-end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CpTzdD0osX"/><text:span text:style-name="T7">⁠. Porém, quando se trata do processamento de grandes quantidades de dados, outros conceitos surgiram para tornar essa tarefa mais simples e rápida. O principal <text:s/>conceito nesse sentido é o MapReduce.</text:span></text:p>
      <text:p text:style-name="Parágrafo_20_1">MapReduce é um modelo desenvolvido pela Google para processamento distribuído de grandes quantidades de dados. Ele permite que todo o trabalho seja feito a partir de duas funções básicas definidas pelo usuário: <text:span text:style-name="T5">map </text:span><text:span text:style-name="T7">e</text:span><text:span text:style-name="T5"> reduce</text:span><text:span text:style-name="T7">, e se encarrega de abstrair toda parte de paralelização do processamento, balanceamento de carga entre as </text:span><text:soft-page-break/><text:span text:style-name="T7">máquinas e tolerância a falhas na leitura ou escrita dos dados, como falhas em software e ate mesmo no hardware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WUiYHRmi7v"/><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WUiYHRmi7v"/><text:span text:style-name="T7">⁠.</text:span></text:p>
      <text:p text:style-name="P27">Map <text:span text:style-name="T7">é responsável por gerar uma serie intermediária de pares chave/valor a partir de uma entrada. </text:span>Reduce <text:span text:style-name="T7">é responsável por juntar todos os valores intermediários associados a uma mesma chave intermediaria gerando a solução final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qQJZFQDbtn"/><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qQJZFQDbtn"/><text:span text:style-name="T7">⁠.</text:span></text:p>
      <text:p text:style-name="P27"><text:span text:style-name="T7">A implementação desse modelo criada pela Google é proprietária, e seu código não está disponível ao público. Porém, existem implementações </text:span>opensource<text:span text:style-name="T7"> do MapReduce, a mais popular delas é o Hadoop, um projeto mantido pela Apache Software Foudation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G5ck5Gx64p"/><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G5ck5Gx64p"/><text:span text:style-name="T7">⁠. </text:span></text:p>
      <text:p text:style-name="P27"><text:span text:style-name="T7">Tanto MapReduce quanto Hadoop são compostos por duas camadas: uma de armazenamento de dados e uma de processamento de dados. No MapReduce, a camada de armazenamento se chama GFS (Google File System) e no Hadoop HDFS (Hadoop Distributed File System)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bKM9bnvJu"/><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bKM9bnvJu"/><text:span text:style-name="T7">⁠.</text:span></text:p>
      <text:p text:style-name="P28"><text:span text:style-name="T7">Baseado no projeto Hadoop, foi criado o SGBD não relacional Hbase, classificado como um banco de dados orientado a família de colunas </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q9L9jaawBU"/><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q9L9jaawBU"/><text:span text:style-name="T7">⁠. Hbase também é mantido pela Apache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kSaMCfdAli"/><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kSaMCfdAli"/><text:span text:style-name="T7">⁠. </text:span></text:p>
      <text:p text:style-name="Heading_20_2"><text:span text:style-name="T7">8.3 Twitter</text:span></text:p>
      <text:p text:style-name="P28"><text:span text:style-name="T7">O Twitter, serviço de micro blogs lançado em 2006, é o mais utilizado da atualidade </text:span><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TEOoO8Py5a"/><text:span text:style-name="T7">(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TEOoO8Py5a"/><text:span text:style-name="T2">⁠</text:span><text:span text:style-name="T7">. O serviço é usado para os mais variados fins, como por exemplo falar dos acontecimentos rotineiros ou sobre o que as pessoas estão fazendo, diálogos e comentários, compartilhamento de informações(geralmente via links externos), divulgação de notícias, entre outros </text:span><text:reference-mark-start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Tp33CFjqQV"/><text:span text:style-name="T2">(Java et al. 2007)</text:span><text:reference-mark-end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Tp33CFjqQV"/><text:span text:style-name="T7">⁠.</text:span></text:p>
      <text:p text:style-name="P28"><text:span text:style-name="T7">A escolha do Twitter como fonte de dados para esse trabalho se deve ao fato dele atualmente ser uma das ferramentas mais populares da internet, unindo isso à facilidade da coleta dos dados através de sua API.</text:span></text:p>
      <text:p text:style-name="P28"><text:span text:style-name="T7"><text:s/></text:span></text:p>
      <text:h text:style-name="P20" text:outline-level="1">METODOLOGIA</text:h>
      <text:p text:style-name="P24">Nos tópicos a seguir serão abordados os assuntos relacionados às tarefas a ser executadas durante a pesquisa. Na seção 8.1 há uma breve explicação sobre as tecnologias que serão utilizadas, a 8.2 aborda como sera o ambiente de coleta e processamento dos dados, na 8.3 uma explicação sobre o Twitter, que será fonte dos dados e como os eles serão recuperados. E por fim, na seção 8.4 aponta-se <text:span text:style-name="T10">possíveis</text:span> análises a serem feitas com base nos dados coletados.</text:p>
      <text:p text:style-name="P21">8.1 MapReduce, Hadoop e Hbase</text:p>
      <text:p text:style-name="Parágrafo_20_1"><text:span text:style-name="T7"/></text:p>
      <text:p text:style-name="Heading_20_2">8.2 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cada cluster dos <text:span text:style-name="T5">data centers</text:span>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manualFormatting&quot;: &quot;(Dean &amp; Ghemawat 2008)&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0PJKlSvYOF"/><text:span text:style-name="T1">(Dean &amp; Ghemawat 2008)</text:span><text:reference-mark-end text:name="ADDIN CSL_CITATION {&quot;mendeley&quot;: {&quot;previouslyFormattedCitation&quot;: &quot;(Dean &amp; Ghemawat 2008b)&quot;, &quot;manualFormatting&quot;: &quot;(Dean &amp; Ghemawat 2008)&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0PJKlSvYOF"/>⁠.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text:s/>relativos às olimpíadas de Londres 2012. Em cada maquina será instalada uma <text:soft-page-break/>instância do Hadoop e do Hbase, possibilitando o processamento distribuído dos dados.</text:p>
      <text:p text:style-name="Heading_20_2">8.3 Coleta de dados do twitter</text:p>
      <text:p text:style-name="Parágrafo_20_1"><text:s/>O Twitter disponibiliza uma API (dev.twitter.com) para que outros aplicativos possam gerenciar as contas dos usuários, e fornece nessa API todas as funcionalidades existentes na sua interface Web (<text:span text:style-name="T9">www.twitter.com</text:span>). Uma das funcionalidades da API é um mecanismo de pesquisa, onde se pode procurar em tempo real, postagens contenham os termos indicados em uma busca <text:reference-mark-start text:name="ADDIN CSL_CITATION {&quot;mendeley&quot;: {&quot;previouslyFormattedCitation&quot;: &quot;(Twitter 2012)&quot;, &quot;manualFormatting&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YRuslgLhFj"/><text:span text:style-name="T1">(Twitter Inc. 2012)</text:span><text:reference-mark-end text:name="ADDIN CSL_CITATION {&quot;mendeley&quot;: {&quot;previouslyFormattedCitation&quot;: &quot;(Twitter 2012)&quot;, &quot;manualFormatting&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YRuslgLhFj"/>⁠.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8.4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text:p>
      <text:p text:style-name="Parágrafo_20_1">No aspecto do desempenho da estrutura montada para coleta e análise, serão obtidos dados como: quantidade de dados analisados por unidade de tempo, aumento do desempenho com o aumento do numero de maquinas envolvidas, entre outros.</text:p>
      <text:h text:style-name="P18" text:outline-level="1">ÍNDICE HIPOTÉTICO</text:h>
      <text:list xml:id="list1288240991" text:style-name="L2">
        <text:list-item>
          <text:p text:style-name="P25">Introdução</text:p>
        </text:list-item>
        <text:list-item>
          <text:p text:style-name="P25">Referencial teórico</text:p>
          <text:list>
            <text:list-item>
              <text:p text:style-name="P25">Web 2.0</text:p>
            </text:list-item>
            <text:list-item>
              <text:p text:style-name="P25">Big data</text:p>
              <text:list>
                <text:list-item>
                  <text:p text:style-name="P25">Bancos de dados relacionais e não relacionais</text:p>
                  <text:list>
                    <text:list-item>
                      <text:p text:style-name="P25">Bancos de dados relacionais</text:p>
                    </text:list-item>
                    <text:list-item>
                      <text:p text:style-name="P25">NoSQL</text:p>
                    </text:list-item>
                    <text:list-item>
                      <text:p text:style-name="P25">Relacional X NoSQL</text:p>
                    </text:list-item>
                  </text:list>
                </text:list-item>
                <text:list-item>
                  <text:p text:style-name="P25">Análise de dados em Big Data</text:p>
                  <text:list>
                    <text:list-item>
                      <text:p text:style-name="P25">Ferramentas de análise</text:p>
                    </text:list-item>
                  </text:list>
                </text:list-item>
              </text:list>
            </text:list-item>
            <text:list-item>
              <text:p text:style-name="P25">Twitter</text:p>
              <text:list>
                <text:list-item>
                  <text:p text:style-name="P25">API Twitter</text:p>
                </text:list-item>
              </text:list>
            </text:list-item>
            <text:list-item>
              <text:p text:style-name="P25">Coleta/aquisição de Big Data</text:p>
            </text:list-item>
            <text:list-item>
              <text:p text:style-name="P25">MapReduce</text:p>
              <text:list>
                <text:list-item>
                  <text:p text:style-name="P25">GFS</text:p>
                </text:list-item>
                <text:list-item>
                  <text:p text:style-name="P25">BigTable</text:p>
                </text:list-item>
              </text:list>
            </text:list-item>
            <text:list-item>
              <text:p text:style-name="P25">Hadoop</text:p>
              <text:list>
                <text:list-item>
                  <text:p text:style-name="P25">HDFS</text:p>
                </text:list-item>
                <text:list-item>
                  <text:p text:style-name="P25">MapReduce no Hadoop</text:p>
                </text:list-item>
                <text:list-item>
                  <text:p text:style-name="P25">Hbase</text:p>
                </text:list-item>
              </text:list>
            </text:list-item>
          </text:list>
        </text:list-item>
        <text:list-item>
          <text:p text:style-name="P25">Metodologia</text:p>
          <text:list>
            <text:list-item>
              <text:p text:style-name="P25">Configuração e instalação Hadoop/Hbase</text:p>
            </text:list-item>
            <text:list-item>
              <text:p text:style-name="P25">Ferramenta para coleta de dados</text:p>
              <text:list>
                <text:list-item>
                  <text:p text:style-name="P25">API Twitter</text:p>
                </text:list-item>
                <text:list-item>
                  <text:p text:style-name="P25">Script de coleta de dados</text:p>
                </text:list-item>
                <text:list-item>
                  <text:p text:style-name="P25">Limitações da API</text:p>
                </text:list-item>
                <text:list-item>
                  <text:p text:style-name="P25">Resolvendo as limitações</text:p>
                </text:list-item>
              </text:list>
            </text:list-item>
            <text:list-item>
              <text:p text:style-name="P25">Análise dos dados</text:p>
            </text:list-item>
          </text:list>
        </text:list-item>
        <text:list-item>
          <text:p text:style-name="P25">Resultados</text:p>
        </text:list-item>
        <text:list-item>
          <text:p text:style-name="P25">Conclusões e trabalhos futuros</text:p>
        </text:list-item>
      </text:list>
      <text:h text:style-name="P18"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style-name="Tabela2.1">
          <table:table-cell table:style-name="Tabela2.A1">
            <text:p text:style-name="Table_20_Contents"/>
          </table:table-cell>
          <table:table-cell table:style-name="Tabela2.B1" office:value-type="float" office:value="0">
            <text:p text:style-name="P6">Maio</text:p>
          </table:table-cell>
          <table:table-cell table:style-name="Tabela2.B1" office:value-type="float" office:value="0">
            <text:p text:style-name="P6">Junho</text:p>
          </table:table-cell>
          <table:table-cell table:style-name="Tabela2.B1" office:value-type="float" office:value="0">
            <text:p text:style-name="P6">Julho</text:p>
          </table:table-cell>
          <table:table-cell table:style-name="Tabela2.B1" office:value-type="float" office:value="0">
            <text:p text:style-name="P6">Agosto</text:p>
          </table:table-cell>
          <table:table-cell table:style-name="Tabela2.B1" office:value-type="float" office:value="0">
            <text:p text:style-name="P6">Setembro</text:p>
          </table:table-cell>
          <table:table-cell table:style-name="Tabela2.B1" office:value-type="float" office:value="0">
            <text:p text:style-name="P6">Outubro</text:p>
          </table:table-cell>
          <table:table-cell table:style-name="Tabela2.H1" office:value-type="float" office:value="0">
            <text:p text:style-name="P6">Novembro</text:p>
          </table:table-cell>
        </table:table-row>
        <table:table-row>
          <table:table-cell table:style-name="Tabela2.A2" office:value-type="float" office:value="0">
            <text:p text:style-name="P11">Pesquisa bibliográfica</text:p>
          </table:table-cell>
          <table:table-cell table:style-name="Tabela2.B2" office:value-type="string">
            <text:p text:style-name="P8">*</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H2" office:value-type="string">
            <text:p text:style-name="P7">*</text:p>
          </table:table-cell>
        </table:table-row>
        <table:table-row>
          <table:table-cell table:style-name="Tabela2.A2" office:value-type="float" office:value="0">
            <text:p text:style-name="P10">Implementação e teste do script de coleta de dados</text:p>
          </table:table-cell>
          <table:table-cell table:style-name="Tabela2.B2" office:value-type="string">
            <text:p text:style-name="P7">*</text:p>
          </table:table-cell>
          <table:table-cell table:style-name="Tabela2.B2" office:value-type="string">
            <text:p text:style-name="P7">*</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H3">
            <text:p text:style-name="P7"/>
          </table:table-cell>
        </table:table-row>
        <table:table-row>
          <table:table-cell table:style-name="Tabela2.A2" office:value-type="float" office:value="0">
            <text:p text:style-name="P10">Instalação e configuração do ambiente de coleta e análise dos dados</text:p>
          </table:table-cell>
          <table:table-cell table:style-name="Tabela2.D3">
            <text:p text:style-name="P7"/>
          </table:table-cell>
          <table:table-cell table:style-name="Tabela2.B2" office:value-type="string">
            <text:p text:style-name="P7">*</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H3">
            <text:p text:style-name="P7"/>
          </table:table-cell>
        </table:table-row>
        <table:table-row>
          <table:table-cell table:style-name="Tabela2.A2" office:value-type="float" office:value="0">
            <text:p text:style-name="P9">Coleta de dados</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D3">
            <text:p text:style-name="P7"/>
          </table:table-cell>
          <table:table-cell table:style-name="Tabela2.H3">
            <text:p text:style-name="P7"/>
          </table:table-cell>
        </table:table-row>
        <table:table-row>
          <table:table-cell table:style-name="Tabela2.A2" office:value-type="float" office:value="0">
            <text:p text:style-name="P9">Análise estatística dos dados</text:p>
          </table:table-cell>
          <table:table-cell table:style-name="Tabela2.D3">
            <text:p text:style-name="P7"/>
          </table:table-cell>
          <table:table-cell table:style-name="Tabela2.D3">
            <text:p text:style-name="P7"/>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H3">
            <text:p text:style-name="P7"/>
          </table:table-cell>
        </table:table-row>
        <table:table-row>
          <table:table-cell table:style-name="Tabela2.A2" office:value-type="float" office:value="0">
            <text:p text:style-name="P9">Escrever texto final</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H2" office:value-type="string">
            <text:p text:style-name="P7">*</text:p>
          </table:table-cell>
        </table:table-row>
      </table:table>
      <text:p text:style-name="Parágrafo_20_1"/>
      <text:h text:style-name="P18" text:outline-level="1">REFERÊNCIAS</text:h>
      <text:section text:style-name="Sect3" text:name="ADDIN Mendeley Bibliography CSL_BIBLIOGRAPHY  RNDVCuNdj9Ci7">
        <text:section text:style-name="Sect3" text:name="ADDIN Mendeley Bibliography CSL_BIBLIOGRAPHY  RNDbuAzXt8kcF">
          <text:p text:style-name="P14">Brito, R.W., 2010. Bancos de Dados NoSQL x SGBDs Relacionais:Análise Comparativa.</text:p>
          <text:p text:style-name="P14">Dean, J. &amp; Ghemawat, S., 2008a. MapReduce. <text:span text:style-name="T4">Communications of the ACM</text:span>, 51(1), p.107. Available at: http://portal.acm.org/citation.cfm?doid=1327452.1327492 [Accessed February 29, 2012].</text:p>
          <text:p text:style-name="P14">Dean, J. &amp; Ghemawat, S., 2008b. MapReduce. <text:span text:style-name="T4">Communications of the ACM</text:span>, 51(1), p.107.</text:p>
          <text:p text:style-name="P14">Dean, J. &amp; Ghemawat, S., 2004. MapReduce: Simplified data processing on large clusters. <text:span text:style-name="T4">OSDI ’04: 6th Symposium on Operating Systems Design and Implementation</text:span>, pp.137-149.</text:p>
          <text:p text:style-name="P14">De Diana, M. &amp; Gerosa, M.A., 2010. NoSQL na Web 2.0: Um Estudo Comparativo de Bancos Não-Relacionais para Armazenamento de Dados na Web 2.0. In <text:span text:style-name="T4">Workshop de Teses e Dissertações de Bancos de Dados do Simpósio Brasileiro de Bancos de Dados WTDBD2010</text:span>.</text:p>
          <text:p text:style-name="P14">George, L., 2011. HBase: The Definitive Guide.</text:p>
          <text:p text:style-name="P14">Java, A., Song, X. &amp; Finin, T., 2007. Why we twitter: understanding microblogging usage and communities. <text:span text:style-name="T4">Proceedings of the 9th WebKDD and</text:span>.</text:p>
          <text:p text:style-name="P14">Lee, K.-ha et al., 2011. Parallel Data Processing with MapReduce : A Surveytri. <text:span text:style-name="T4">Architecture</text:span>, 40(4), pp.11-20.</text:p>
          <text:p text:style-name="P14">Lin, J. &amp; Dyer, C., 2010. Data-Intensive Text Processing with MapReduce G. Hirst, ed. <text:span text:style-name="T4">Synthesis Lectures on Human Language Technologies</text:span>, 3(1), pp.1-177. Available at: http://www.umiacs.umd.edu/~jimmylin/MapReduce-book-final.pdf.</text:p>
          <text:p text:style-name="P14">Taylor, R.C., 2010. An overview of the Hadoop/MapReduce/HBase framework and its current applications in bioinformatics. <text:span text:style-name="T4">BMC Bioinformatics</text:span>, 11(Suppl 12), p.S1.</text:p>
          <text:p text:style-name="P14">Thanos, C., Manegold, S. &amp; Kersten, M., 2012. <text:span text:style-name="T4">Big Data</text:span>, Manning Publications Co.</text:p>
          <text:p text:style-name="P14"><text:soft-page-break/>Twitter, 2012. Documentação API Twitter. Available at: dev.twitter.com [Accessed April 18, 2012].</text:p>
          <text:p text:style-name="P14">Varley, I., Aziz, A. &amp; Aziz, C., 2009. No Relation: The Mixed Blessings of Non-Relational Databases. Available at: http://citeseerx.ist.psu.edu/viewdoc/summary?doi=10.1.1.169.1113 [Accessed April 18, 2012].</text:p>
          <text:p text:style-name="P14">White, T., 2010. <text:span text:style-name="T4">Hadoop: The definitive guide</text:span> 2nd Editio.,</text:p>
          <text:p text:style-name="P14">Zago, G., 2009. O Twitter como suporte para produção e difusão de conteúdos jornalísticos. <text:span text:style-name="T4">Ciberlegenda</text:span>, (6), pp.1-16.</text:p>
          <text:p text:style-name="P13"/>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2" style:display-name="Index 2" style:family="paragraph" style:parent-style-name="Index" style:class="index">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6-22T02:29:19</dc:date>
    <meta:print-date>2012-05-22T18:39:01</meta:print-date>
    <meta:editing-cycles>46</meta:editing-cycles>
    <meta:editing-duration>PT599H48M33S</meta:editing-duration>
    <meta:generator>OpenOffice.org/3.2$Linux OpenOffice.org_project/320m12$Build-9483</meta:generator>
    <meta:printed-by>System User</meta:printed-by>
    <meta:document-statistic meta:table-count="2" meta:image-count="0" meta:object-count="0" meta:page-count="19" meta:paragraph-count="175" meta:word-count="3017" meta:character-count="19432"/>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